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9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6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687cm">
          <draw:text-box>
            <text:p text:style-name="P1"><text:span text:style-name="T1">HYMN #423</text:span></text:p>
            <text:p text:style-name="P1"><text:span text:style-name="T2">“</text:span><text:span text:style-name="T2">Jesus, Refuge of the Wear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92cm" svg:height="7.011cm" svg:x="1.524cm" svg:y="0.762cm">
          <draw:text-box>
            <text:p text:style-name="P1"><text:span text:style-name="T3">1. </text:span><text:span text:style-name="T4">Jesus, refuge of the weary,</text:span><text:span text:style-name="T4"><text:line-break/></text:span><text:span text:style-name="T4">Blest Redeemer, whom we love,</text:span><text:span text:style-name="T4"><text:line-break/></text:span><text:span text:style-name="T4">Fountain in life’s desert dreary,</text:span><text:span text:style-name="T4"><text:line-break/></text:span><text:span text:style-name="T4">Savior from the world abov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4" draw:layer="layout" svg:width="24.892cm" svg:height="7.011cm" svg:x="1.524cm" svg:y="0.762cm">
          <draw:text-box>
            <text:p text:style-name="P1"><text:span text:style-name="T4">Often have Your eyes, offended,</text:span><text:span text:style-name="T4"><text:line-break/></text:span><text:span text:style-name="T4">Gazed upon the sinner’s fall;</text:span><text:span text:style-name="T4"><text:line-break/></text:span><text:span text:style-name="T4">Yet upon the cross extended,</text:span><text:span text:style-name="T4"><text:line-break/></text:span><text:span text:style-name="T4">You have borne the pain of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4.892cm" svg:height="7.011cm" svg:x="1.524cm" svg:y="0.763cm">
          <draw:text-box>
            <text:p text:style-name="P1"><text:span text:style-name="T3">2. </text:span><text:span text:style-name="T4">Do we pass that cross unheeding,</text:span><text:span text:style-name="T4"><text:line-break/></text:span><text:span text:style-name="T4">Breathing no repentant vow,</text:span><text:span text:style-name="T4"><text:line-break/></text:span><text:span text:style-name="T4">Though we see You wounded, bleeding,</text:span><text:span text:style-name="T4"><text:line-break/></text:span><text:span text:style-name="T4">See Your thorn-encircled brow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7" draw:layer="layout" svg:width="24.892cm" svg:height="8.231cm" svg:x="1.524cm" svg:y="0.913cm">
          <draw:text-box>
            <text:p text:style-name="P1"><text:span text:style-name="T4">Yet Your sinless death has brought us</text:span><text:span text:style-name="T4"><text:line-break/></text:span><text:span text:style-name="T4">Life eternal, peace, and rest;</text:span><text:span text:style-name="T4"><text:line-break/></text:span><text:span text:style-name="T4">Only what Your grace has taught us</text:span><text:span text:style-name="T4"><text:line-break/></text:span><text:span text:style-name="T4">Calms the sinner’s deep distress.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5.146cm" svg:height="7.011cm" svg:x="1.338cm" svg:y="0.74cm">
          <draw:text-box>
            <text:p text:style-name="P1"><text:span text:style-name="T3">3. </text:span><text:span text:style-name="T4">Jesus, may our hearts be burning</text:span><text:span text:style-name="T4"><text:line-break/></text:span><text:span text:style-name="T4">With more fervent love for You;</text:span><text:span text:style-name="T4"><text:line-break/></text:span><text:span text:style-name="T4">May our eyes be ever turning</text:span><text:span text:style-name="T4"><text:line-break/></text:span><text:span text:style-name="T4">To behold Your cross ane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7" draw:layer="layout" svg:width="24.638cm" svg:height="10.67cm" svg:x="1.524cm" svg:y="0.87cm">
          <draw:text-box>
            <text:p text:style-name="P1"><text:span text:style-name="T4">Till in glory, parted never</text:span><text:span text:style-name="T4"><text:line-break/></text:span><text:span text:style-name="T4">From the blessèd Savior’s side,</text:span><text:span text:style-name="T4"><text:line-break/></text:span><text:span text:style-name="T4">Graven in our hearts forever,</text:span><text:span text:style-name="T4"><text:line-break/></text:span><text:span text:style-name="T4">Dwell the cross, the Crucified.</text:span></text:p>
            <text:p text:style-name="P6"><text:span text:style-name="T5"/></text:p>
            <text:p text:style-name="P6"><text:span text:style-name="T5"><text:line-break/></text:span><text:span text:style-name="T5"> <text:s text:c="2"/></text:span><text:span text:style-name="T6"><text:s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2:03:49.927000000</meta:creation-date>
    <dc:title>Hymn template</dc:title>
    <meta:editing-duration>PT14M24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7T18:25:04.519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3-17T22:03:49.334000000"/>
  </office:meta>
</office:document-meta>
</file>